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" svg:font-family="Liberation"/>
    <style:font-face style:name="Lohit Devanagari1" svg:font-family="'Lohit Devanagari'"/>
    <style:font-face style:name="monospace" svg:font-family="monospace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paragraph-rsid="00121b54"/>
    </style:style>
    <style:style style:name="P2" style:family="paragraph" style:parent-style-name="Text_20_body">
      <style:text-properties officeooo:paragraph-rsid="00121b54"/>
    </style:style>
    <style:style style:name="P3" style:family="paragraph" style:parent-style-name="Text_20_body">
      <style:text-properties officeooo:rsid="00154f8a" officeooo:paragraph-rsid="00154f8a"/>
    </style:style>
    <style:style style:name="P4" style:family="paragraph" style:parent-style-name="Text_20_body">
      <style:text-properties officeooo:rsid="0016833e" officeooo:paragraph-rsid="0016833e"/>
    </style:style>
    <style:style style:name="T1" style:family="text">
      <style:text-properties style:text-position="33% 80%"/>
    </style:style>
    <style:style style:name="T2" style:family="text">
      <style:text-properties style:text-position="33% 80%" officeooo:rsid="000cfd35"/>
    </style:style>
    <style:style style:name="T3" style:family="text">
      <style:text-properties officeooo:rsid="000cfd35"/>
    </style:style>
    <style:style style:name="T4" style:family="text">
      <style:text-properties officeooo:rsid="000e9770"/>
    </style:style>
    <style:style style:name="T5" style:family="text">
      <style:text-properties officeooo:rsid="00103b93"/>
    </style:style>
    <style:style style:name="T6" style:family="text">
      <style:text-properties officeooo:rsid="00121b54"/>
    </style:style>
    <style:style style:name="T7" style:family="text">
      <style:text-properties officeooo:rsid="0012e17c"/>
    </style:style>
    <style:style style:name="T8" style:family="text">
      <style:text-properties officeooo:rsid="0013653c"/>
    </style:style>
    <style:style style:name="T9" style:family="text">
      <style:text-properties officeooo:rsid="00137832"/>
    </style:style>
    <style:style style:name="T10" style:family="text">
      <style:text-properties officeooo:rsid="00154f8a"/>
    </style:style>
    <style:style style:name="T11" style:family="text">
      <style:text-properties style:font-name="sans-serif" fo:font-size="15pt"/>
    </style:style>
    <style:style style:name="T12" style:family="text">
      <style:text-properties officeooo:rsid="00172de6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1. P(n) = 3 + 3 * 5<text:span text:style-name="T9">^n</text:span> == 3(5<text:span text:style-name="T8">^n</text:span>+1 -1)/4 </text:p>
      <text:p text:style-name="Text_20_body">n= positive integer:</text:p>
      <text:p text:style-name="Text_20_body">Check first value <text:s/>P(0) ----&gt; 3 = <text:span text:style-name="T10">(</text:span>3(5<text:span text:style-name="T8">^(0</text:span>)<text:span text:style-name="T10">))</text:span>/4</text:p>
      <text:p text:style-name="Text_20_body">if true then </text:p>
      <text:p text:style-name="Text_20_body">= 3(5n+1 -1)/4 + 3 * 5n+1 </text:p>
      <text:p text:style-name="Text_20_body">= 3((5n+1 -1)/4 + 5n+1)</text:p>
      <text:p text:style-name="Text_20_body">= 3 * ( 5 * 5n+1 -1)/4 </text:p>
      <text:p text:style-name="Text_20_body">= 3 * (5n+2 – 1)/4</text:p>
      <text:p text:style-name="Text_20_body"/>
      <text:p text:style-name="P2"><text:span text:style-name="T5">2. formula ca be expressed as <text:s/></text:span>1/[n(n+1) as (n+1 -n)/[n(n+1)] = 1/n - 1/(n+1) by dividing through the denominator.</text:p>
      <text:p text:style-name="P2"><text:span text:style-name="T6">T</text:span>herefore <text:line-break/>1/1 - 1/(1+1) +....<text:span text:style-name="T7">+</text:span> <text:span text:style-name="T7">(</text:span>1/n - 1/(n+1). </text:p>
      <text:p text:style-name="P1"><text:bookmark text:name="yui_3_17_2_2_1480012970241_1057"/>s(1) = 1/(1*2) = 1/2 <text:line-break/>s(2) = 1/(1*2) + 1/(2*3) = s(1) + 1/(2*3) = 1/2 + 1/6 = 4/6 = 2/3 <text:line-break/>s(3) = s(2) + 1/(3*4) = 2/3 + 1/12 = 9/12 = 3/4 <text:line-break/>s(4) = s(3) + 1/(4*5) = 3/4 + 1/20 = 16/20 = 4/5. </text:p>
      <text:p text:style-name="P2"/>
      <text:p text:style-name="P2"/>
      <text:p text:style-name="P3">3.</text:p>
      <text:p text:style-name="P3"/>
      <text:p text:style-name="P4">4.</text:p>
      <text:p text:style-name="Text_20_body"><text:span text:style-name="T12">5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" svg:font-family="Liberation"/>
    <style:font-face style:name="Lohit Devanagari1" svg:font-family="'Lohit Devanagari'"/>
    <style:font-face style:name="monospace" svg:font-family="monospace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4T13:22:18.526689122</meta:creation-date>
    <dc:date>2016-11-24T14:09:04.314405715</dc:date>
    <meta:editing-duration>PT36M32S</meta:editing-duration>
    <meta:editing-cycles>12</meta:editing-cycles>
    <meta:generator>LibreOffice/5.1.4.2$Linux_X86_64 LibreOffice_project/10m0$Build-2</meta:generator>
    <meta:document-statistic meta:table-count="0" meta:image-count="0" meta:object-count="0" meta:page-count="1" meta:paragraph-count="14" meta:word-count="129" meta:character-count="565" meta:non-whitespace-character-count="437"/>
  </office:meta>
</office:document-meta>
</file>